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503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5.689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0998fb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bc0a0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e42ae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officeooo:paragraph-rsid="000e42ae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text-properties style:font-name="Times New Roman" fo:font-size="12pt" fo:font-weight="bold" officeooo:paragraph-rsid="00143567" style:font-name-asian="Tahoma" style:font-size-asian="12pt" style:font-weight-asian="bold" style:font-name-complex="Arial" style:font-size-complex="12pt" style:font-weight-complex="bold"/>
    </style:style>
    <style:style style:name="P2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language="en" fo:country="GB" fo:font-style="normal" fo:text-shadow="none" style:text-underline-style="none" fo:background-color="#ffffff" loext:char-shading-value="0" style:font-name-asian="Tahoma" style:language-asian="en" style:country-asian="US" style:font-style-asian="normal" style:font-name-complex="Arial" style:language-complex="ar" style:country-complex="SA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language="en" fo:country="GB" fo:font-style="normal" fo:text-shadow="none" style:text-underline-style="none" fo:background-color="#ffffff" loext:char-shading-value="0" style:language-asian="en" style:country-asian="US" style:font-style-asian="normal" style:language-complex="ar" style:country-complex="SA" style:font-style-complex="normal" style:text-emphasize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5">TRÀ VINH</text:span></text:p>
      <text:p text:style-name="P1"><draw:line text:anchor-type="paragraph" draw:z-index="0" draw:style-name="gr1" draw:text-style-name="P21" svg:x1="2.12cm" svg:y1="-0.109cm" svg:x2="4.933cm" svg:y2="-0.109cm"><text:p/></draw:line><text:span text:style-name="T4"> <text:s text:c="8"/>PHÒNG XỔ SỐ TỰ CHỌN</text:span><text:tab/><text:tab/><text:tab/><text:tab/><text:tab/></text:p>
      <text:p text:style-name="P3"><text:placeholder text:placeholder-type="text">&lt;get_datas()&gt;</text:placeholder></text:p>
      <text:p text:style-name="P4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5">STT</text:p>
          </table:table-cell>
          <table:table-cell table:style-name="Table1.A1" table:number-rows-spanned="2" office:value-type="string">
            <text:p text:style-name="P15">Mệnh giá</text:p>
          </table:table-cell>
          <table:table-cell table:style-name="Table1.A1" table:number-columns-spanned="3" office:value-type="string">
            <text:p text:style-name="P15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5">Vé SKT</text:p>
          </table:table-cell>
          <table:table-cell table:style-name="Table1.A1" table:number-rows-spanned="2" office:value-type="string">
            <text:p text:style-name="P15">Tổng vé</text:p>
          </table:table-cell>
          <table:table-cell table:style-name="Table1.H1" table:number-rows-spanned="2" office:value-type="string">
            <text:p text:style-name="P15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5">2 Số</text:p>
          </table:table-cell>
          <table:table-cell table:style-name="Table1.C2" office:value-type="string">
            <text:p text:style-name="P15">3 Số</text:p>
          </table:table-cell>
          <table:table-cell table:style-name="Table1.C2" office:value-type="string">
            <text:p text:style-name="P15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6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5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6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8"><text:placeholder text:placeholder-type="text">&lt;get_data_line(dl, menhgia)&gt;</text:placeholder></text:p>
          </table:table-cell>
          <table:table-cell table:style-name="Table1.C2" office:value-type="string">
            <text:p text:style-name="P6"><text:placeholder text:placeholder-type="text">&lt;menhgia.name_template&gt;</text:placeholder></text:p>
          </table:table-cell>
          <table:table-cell table:style-name="Table1.C2" office:value-type="string">
            <text:p text:style-name="P7"><text:placeholder text:placeholder-type="text">&lt;get_line(dl, menhgia)['sl_2']&gt;</text:placeholder></text:p>
          </table:table-cell>
          <table:table-cell table:style-name="Table1.C2" office:value-type="string">
            <text:p text:style-name="P7"><text:placeholder text:placeholder-type="text">&lt;get_line(dl, menhgia)['sl_3']&gt;</text:placeholder></text:p>
          </table:table-cell>
          <table:table-cell table:style-name="Table1.C2" office:value-type="string">
            <text:p text:style-name="P7"><text:placeholder text:placeholder-type="text">&lt;get_line(dl, menhgia)['sl_4']&gt;</text:placeholder></text:p>
          </table:table-cell>
          <table:table-cell table:style-name="Table1.C2" office:value-type="string">
            <text:p text:style-name="P7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7"><text:placeholder text:placeholder-type="text">&lt;get_line(dl, menhgia)['tong_ve']&gt;</text:placeholder></text:p>
          </table:table-cell>
          <table:table-cell table:style-name="Table1.A3" office:value-type="string">
            <text:p text:style-name="P7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1"><text:placeholder text:placeholder-type="text">&lt;get_data_tong(dl)&gt;</text:placeholder></text:p>
          </table:table-cell>
          <table:table-cell table:style-name="Table1.B8" office:value-type="string">
            <text:p text:style-name="P14">Cộng:</text:p>
          </table:table-cell>
          <table:table-cell table:style-name="Table1.B8" office:value-type="string">
            <text:p text:style-name="P10"><text:placeholder text:placeholder-type="text">&lt;get_tong(dl)['sl_2']&gt;</text:placeholder></text:p>
          </table:table-cell>
          <table:table-cell table:style-name="Table1.B8" office:value-type="string">
            <text:p text:style-name="P10"><text:placeholder text:placeholder-type="text">&lt;get_tong(dl)['sl_3']&gt;</text:placeholder></text:p>
          </table:table-cell>
          <table:table-cell table:style-name="Table1.B8" office:value-type="string">
            <text:p text:style-name="P10"><text:placeholder text:placeholder-type="text">&lt;get_tong(dl)['sl_4']&gt;</text:placeholder></text:p>
          </table:table-cell>
          <table:table-cell table:style-name="Table1.B8" office:value-type="string">
            <text:p text:style-name="P10"><text:placeholder text:placeholder-type="text">&lt;get_tong(dl)['tong_sai_kythuat']&gt;</text:placeholder></text:p>
          </table:table-cell>
          <table:table-cell table:style-name="Table1.B8" office:value-type="string">
            <text:p text:style-name="P10"><text:placeholder text:placeholder-type="text">&lt;get_tong(dl)['tong_ve']&gt;</text:placeholder></text:p>
          </table:table-cell>
          <table:table-cell table:style-name="Table1.H8" office:value-type="string">
            <text:p text:style-name="P10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5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5">STT</text:p>
          </table:table-cell>
          <table:table-cell table:style-name="Table2.A1" table:number-rows-spanned="2" office:value-type="string">
            <text:p text:style-name="P15">Mệnh giá</text:p>
          </table:table-cell>
          <table:table-cell table:style-name="Table2.A1" table:number-columns-spanned="3" office:value-type="string">
            <text:p text:style-name="P15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5">Vé Hủy</text:p>
          </table:table-cell>
          <table:table-cell table:style-name="Table2.A1" table:number-rows-spanned="2" office:value-type="string">
            <text:p text:style-name="P15">Tổng vé</text:p>
          </table:table-cell>
          <table:table-cell table:style-name="Table2.H1" table:number-rows-spanned="2" office:value-type="string">
            <text:p text:style-name="P15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5">2 Số</text:p>
          </table:table-cell>
          <table:table-cell table:style-name="Table2.C2" office:value-type="string">
            <text:p text:style-name="P15">3 Số</text:p>
          </table:table-cell>
          <table:table-cell table:style-name="Table2.C2" office:value-type="string">
            <text:p text:style-name="P15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6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9"><text:placeholder text:placeholder-type="text">&lt;get_data_line_tong( menhgia)&gt;</text:placeholder><text:soft-page-break/></text:p>
          </table:table-cell>
          <table:table-cell table:style-name="Table2.C2" office:value-type="string">
            <text:p text:style-name="P6"><text:placeholder text:placeholder-type="text">&lt;menhgia.name_template&gt;</text:placeholder></text:p>
          </table:table-cell>
          <table:table-cell table:style-name="Table2.C2" office:value-type="string">
            <text:p text:style-name="P7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7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2"/>
          </table:table-cell>
          <table:table-cell table:style-name="Table2.B6" office:value-type="string">
            <text:p text:style-name="P14">Tổng Cộng:</text:p>
          </table:table-cell>
          <table:table-cell table:style-name="Table2.B6" office:value-type="string">
            <text:p text:style-name="P10"><text:placeholder text:placeholder-type="text">&lt;get_line_tong_all()['sl_2']&gt;</text:placeholder></text:p>
          </table:table-cell>
          <table:table-cell table:style-name="Table2.B6" office:value-type="string">
            <text:p text:style-name="P10"><text:placeholder text:placeholder-type="text">&lt;get_line_tong_all()['sl_3']&gt;</text:placeholder></text:p>
          </table:table-cell>
          <table:table-cell table:style-name="Table2.B6" office:value-type="string">
            <text:p text:style-name="P10"><text:placeholder text:placeholder-type="text">&lt;get_line_tong_all()['sl_4']&gt;</text:placeholder></text:p>
          </table:table-cell>
          <table:table-cell table:style-name="Table2.B6" office:value-type="string">
            <text:p text:style-name="P10"><text:placeholder text:placeholder-type="text">&lt;get_line_tong_all()['tong_sai_kythuat']&gt;</text:placeholder></text:p>
          </table:table-cell>
          <table:table-cell table:style-name="Table2.B6" office:value-type="string">
            <text:p text:style-name="P10"><text:placeholder text:placeholder-type="text">&lt;get_line_tong_all()['tong_ve']&gt;</text:placeholder></text:p>
          </table:table-cell>
          <table:table-cell table:style-name="Table2.H6" office:value-type="string">
            <text:p text:style-name="P10"><text:placeholder text:placeholder-type="text">&lt;get_line_tong_all()['thanhtien']&gt;</text:placeholder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LẬP BẢNG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BAN GIÁM ĐỐC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7-03-01T23:08:36.970749524</dc:date>
    <meta:editing-duration>PT6H56M40S</meta:editing-duration>
    <meta:editing-cycles>121</meta:editing-cycles>
    <meta:document-statistic meta:table-count="3" meta:image-count="0" meta:object-count="0" meta:page-count="2" meta:paragraph-count="64" meta:word-count="137" meta:character-count="1390" meta:non-whitespace-character-count="1286"/>
  </office:meta>
</office:document-meta>
</file>